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style:line-height-at-least="0.37cm" fo:text-align="start" style:justify-single-word="false" fo:widows="1" fo:text-indent="0cm" style:auto-text-indent="false" fo:padding="0cm" fo:border="none"/>
      <style:text-properties fo:font-variant="normal" fo:text-transform="none" fo:color="#000000" style:font-name="Helvetica Neue" fo:font-size="8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style:line-height-at-least="0.37cm" fo:text-align="start" style:justify-single-word="false" fo:widows="1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style:line-height-at-least="0.582cm" fo:text-align="start" style:justify-single-word="false" fo:widows="1" fo:text-indent="0cm" style:auto-text-indent="false" fo:padding="0cm" fo:border="none"/>
      <style:text-properties fo:font-variant="normal" fo:text-transform="none" fo:color="#ffffff" style:font-name="Helvetica Neue" fo:font-size="8.25pt" fo:letter-spacing="normal" fo:font-style="normal" fo:font-weight="normal" fo:background-color="#b0acad"/>
    </style:style>
    <style:style style:name="P7" style:family="paragraph" style:parent-style-name="Standard">
      <style:paragraph-properties fo:margin-left="0cm" fo:margin-right="0cm" fo:margin-top="0cm" fo:margin-bottom="0.499cm" style:line-height-at-least="0.37cm" fo:text-align="start" style:justify-single-word="false" fo:widows="1" fo:text-indent="0cm" style:auto-text-indent="false" fo:padding="0cm" fo:border="none"/>
      <style:text-properties fo:font-variant="normal" fo:text-transform="none" fo:color="#000000" fo:letter-spacing="normal"/>
    </style:style>
    <style:style style:name="P8" style:family="paragraph" style:parent-style-name="Heading_20_1">
      <style:paragraph-properties fo:margin-left="0cm" fo:margin-right="0cm" fo:margin-top="0cm" fo:margin-bottom="0cm" fo:text-align="start" style:justify-single-word="false" fo:widows="1" fo:text-indent="0cm" style:auto-text-indent="false" fo:padding="0cm" fo:border="none"/>
      <style:text-properties fo:font-variant="normal" fo:text-transform="none" fo:color="#000000" style:font-name="Helvetica Neue" fo:letter-spacing="normal" fo:font-style="normal"/>
    </style:style>
    <style:style style:name="T1" style:family="text">
      <style:text-properties fo:font-variant="normal" fo:text-transform="none" fo:color="#000000" style:font-name="Helvetica Neue" fo:font-size="8.25pt" fo:letter-spacing="normal" fo:font-style="normal" fo:font-weight="normal"/>
    </style:style>
    <style:style style:name="T2" style:family="text">
      <style:text-properties fo:font-variant="normal" fo:text-transform="none" fo:color="#003399" style:text-line-through-style="none" style:font-name="Helvetica Neue" fo:font-size="8.25pt" fo:letter-spacing="normal" fo:font-style="normal" style:text-underline-style="none" fo:font-weight="normal" style:text-blinking="false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frame-display-border="false"/>
    </style:style>
    <style:style style:name="fr4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 draw:ole-draw-aspect="1" draw:frame-display-border="false"/>
    </style:style>
    <style:style style:name="fr5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frame-display-border="false"/>
    </style:style>
    <style:style style:name="Sect1" style:family="section">
      <style:section-properties fo:background-color="transparent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2" draw:name="images1" text:anchor-type="as-char" svg:width="1.997cm" svg:height="0.998cm" draw:z-index="6"><draw:image xlink:href="http://1.im6.fr/photo/017E00D708320940-photo-25-01-2016-11-49-49.jpg" xlink:type="simple" xlink:show="embed" xlink:actuate="onLoad"/></draw:frame></text:p>
      <text:h text:style-name="P8" text:outline-level="1">La tarte tatin mangue de Cyril lignac</text:h>
      <text:p text:style-name="P6">Partager cette page</text:p>
      <text:p text:style-name="P3"><draw:frame draw:style-name="fr1" draw:name="Cadre1" text:anchor-type="paragraph" svg:width="2.91cm" draw:z-index="0"><draw:text-box fo:min-height="0.041cm"><text:p text:style-name="P1"><draw:frame draw:style-name="fr3" draw:name="Objet1" text:anchor-type="as-char" svg:width="1.879cm" svg:height="0.529cm" draw:z-index="1"><draw:floating-frame xlink:href="http://platform.twitter.com/widgets/tweet_button.baa54ded21a982344c4ced326592f3de.fr.html#dnt=false&amp;id=twitter-widget-0&amp;lang=fr&amp;original_referer=http%3A%2F%2Fwww.teva.fr%2Femission-sucrement_bon%2Fnews-sucrement_bon%2F793372-la_tarte_tatin_mangue_de_cyril_lignac.html&amp;size=m&amp;text=La%20tarte%20tatin%20mangue%20de%20Cyril%20lignac%20SUCR%C3%89MENT%20BON%20T%C3%A9va%20-%20Teva.fr&amp;time=1454079162873&amp;type=share&amp;url=http%3A%2F%2Fwww.teva.fr%2Femission-sucrement_bon%2Fnews-sucrement_bon%2F793372-la_tarte_tatin_mangue_de_cyril_lignac.html" xlink:type="simple" xlink:show="embed" xlink:actuate="onLoad"/></draw:frame></text:p></draw:text-box></draw:frame><draw:frame draw:style-name="fr1" draw:name="Cadre2" text:anchor-type="paragraph" svg:width="2.646cm" draw:z-index="2"><draw:text-box fo:min-height="0.041cm"><text:p text:style-name="P5"><draw:frame draw:style-name="fr4" draw:name="Objet2" text:anchor-type="char" svg:width="2.381cm" svg:height="0.529cm" draw:z-index="3"><draw:floating-frame xlink:href="http://www.facebook.com/plugins/like.php?action=like&amp;app_id=202898406409099&amp;channel=http%3A%2F%2Fstaticxx.facebook.com%2Fconnect%2Fxd_arbiter.php%3Fversion%3D42%23cb%3Df105478d4c%26domain%3Dwww.teva.fr%26origin%3Dhttp%253A%252F%252Fwww.teva.fr%252Ff35c73e1c8%26relation%3Dparent.parent&amp;color_scheme=light&amp;container_width=0&amp;font=arial&amp;href=http%3A%2F%2Fwww.teva.fr%2Femission-sucrement_bon%2Fnews-sucrement_bon%2F793372-la_tarte_tatin_mangue_de_cyril_lignac.html&amp;layout=button_count&amp;locale=fr_FR&amp;sdk=joey&amp;send=false&amp;show_faces=false&amp;width=150" xlink:type="simple" xlink:show="embed" xlink:actuate="onLoad" draw:frame-name="f3df8a21f8"/></draw:frame></text:p></draw:text-box></draw:frame><draw:frame draw:style-name="fr1" draw:name="Cadre3" text:anchor-type="paragraph" svg:width="2.91cm" draw:z-index="4"><draw:text-box fo:min-height="0.041cm"><text:section text:style-name="Sect1" text:name="___plusone_0"><text:p text:style-name="P2"><draw:frame draw:style-name="fr5" draw:name="Objet3" text:anchor-type="as-char" svg:width="2.381cm" svg:height="0.529cm" draw:z-index="5"><draw:floating-frame xlink:href="https://apis.google.com/u/0/se/0/_/+1/fastbutton?usegapi=1&amp;id=GooglePlusOne_f8582b7fa3b814b0659ee02d8d0b6a22fa2aee62_1454071730_3786&amp;annotation=bubble&amp;size=medium&amp;hl=fr-FR&amp;origin=http%3A%2F%2Fwww.teva.fr&amp;url=http%3A%2F%2Fwww.teva.fr%2Femission-sucrement_bon%2Fnews-sucrement_bon%2F793372-la_tarte_tatin_mangue_de_cyril_lignac.html&amp;gsrc=3p&amp;ic=1&amp;jsh=m%3B%2F_%2Fscs%2Fapps-static%2F_%2Fjs%2Fk%3Doz.gapi.fr.rpavhlBVGTA.O%2Fm%3D__features__%2Fam%3DAQ%2Frt%3Dj%2Fd%3D1%2Ft%3Dzcms%2Frs%3DAGLTcCMAf-fpdyph6cNM7nfsP5xKCcYYpw#_methods=onPlusOne%2C_ready%2C_close%2C_open%2C_resizeMe%2C_renderstart%2Concircled%2Cdrefresh%2Cerefresh&amp;id=I0_1454078966753&amp;parent=http%3A%2F%2Fwww.teva.fr&amp;pfname=&amp;rpctoken=16686102" xlink:type="simple" xlink:show="embed" xlink:actuate="onLoad" draw:frame-name="I0_1454078966753"/></draw:frame></text:p></text:section></draw:text-box></draw:frame>25/01/2016</text:p>
      <text:p text:style-name="P3">ÉTAPE 1 : Le streusel noix de coco<text:line-break/><text:line-break/>• 40 g de Jaunes d'œufs<text:line-break/>• 115 g de Sucre roux<text:line-break/>• 160 g de Farine 45<text:line-break/>• 10 g de Baking<text:line-break/>• 120 g de Beurre salé<text:line-break/>• 55 g de Poudre de coco<text:line-break/>• 4 g de Sel<text:line-break/><text:line-break/><text:line-break/>Déroulé<text:line-break/>Sabler tous les ingrédients puis incorporer les jaunes d'œufs.<text:line-break/>Etaler la pâte puis cuire à 150° pendant 25mn.<text:line-break/>Refroidir.<text:line-break/><text:line-break/>ÉTAPE 2 : Le sablé reconstitué coco<text:line-break/><text:line-break/>• 260 g de Streuzel coco<text:line-break/>• 90 g de beurre de cacao<text:line-break/>• 50 g de feuilletine<text:line-break/><text:line-break/>Déroulé<text:line-break/>Mixer le streuzel coco et ajouter la feuilletine et le beurre de cacao.<text:line-break/>Mouler le sablé dans un cercle de 8cm de diamètre.<text:line-break/>Réserver.<text:line-break/><text:line-break/><text:line-break/>ÉTAPE 3 : La mangue<text:line-break/><text:line-break/>La mangue caramélisée<text:line-break/>• 20 g de vinaigre balsamique<text:line-break/>• Une mangue fraiche<text:line-break/>• 60 g de Sucre<text:line-break/>• 100 g d'Eau<text:line-break/><text:line-break/>Déroulé<text:line-break/>Eplucher la mangue et la couper en fines lamelles, puis détailler des disques de 4cm<text:line-break/>Dans une poêle, mélanger la moitié de l'eau et le sucre, cuire au caramel.<text:line-break/>Chauffer l'autre moitié de l'eau et le vinaigre, déglacer.<text:line-break/>Plonger les rondelles de mangues et laisser refroidir.<text:line-break/><text:line-break/><text:line-break/>Le tartare de mangue<text:line-break/>• Une mangue fraiche<text:line-break/>• 60 g de sucre<text:line-break/>• Un citron vert (zestes)<text:line-break/><text:line-break/>Déroulé<text:line-break/>Eplucher, couper la mangue en brunoise.<text:line-break/>Zester et prelever le jus du citron vert.<text:line-break/>Ajouter le sucre, le jus de citron vert et les zestes.<text:line-break/><text:line-break/>ÉTAPE 4 : La crème mascarpone vanille<text:line-break/><text:line-break/>• 85 g de Mascarpone<text:line-break/>• 170 g de Crème UHT<text:line-break/>• 45 g de sucre semoule<text:line-break/>• Une gousse de vanille<text:line-break/><text:soft-page-break/><text:line-break/>Déroulé<text:line-break/>Détendre le mascarpone petit à petit avec la crème.<text:line-break/>Mélanger le tout à froid.<text:line-break/>Réserver à 4°C.<text:line-break/>Monter au batteur doucement.<text:line-break/><text:line-break/>ÉTAPE 5 : Le dressage<text:line-break/><text:line-break/>Déposer le disque de sablé reconstitué coco au fond de l'assiette.<text:line-break/>A l'aide d'un emporte-pièce, déposer le tartare de mangues.<text:line-break/>Finir par une jolie rosace de mangues caramélisées et une quenelle de crème mascarpone vanille.<text:line-break/><text:line-break/>L'astuce du chef :<text:line-break/>Ajouter du vinaigre balsamique au caramel va permettre d'avoir une touche d'acidité qu'on n'a pas avec la mangue et le caramel.</text:p>
      <text:p text:style-name="P4"><text:span text:style-name="T1"><text:line-break/><text:line-break/>La suite sur Teva.fr : </text:span><text:a xlink:type="simple" xlink:href="http://www.teva.fr/emission-sucrement_bon/news-sucrement_bon/793372-la_tarte_tatin_mangue_de_cyril_lignac.html#ixzz3ye4MjZuR" text:style-name="Internet_20_link" text:visited-style-name="Visited_20_Internet_20_Link"><text:span text:style-name="T2">La tarte tatin mangue de Cyril lignac SUCRÉMENT BON Téva - Teva.fr</text:span></text:a><text:span text:style-name="T1"> </text:span><text:a xlink:type="simple" xlink:href="http://www.teva.fr/emission-sucrement_bon/news-sucrement_bon/793372-la_tarte_tatin_mangue_de_cyril_lignac.html#ixzz3ye4MjZuR" text:style-name="Internet_20_link" text:visited-style-name="Visited_20_Internet_20_Link"><text:span text:style-name="T2">http://www.teva.fr/emission-sucrement_bon/news-sucrement_bon/793372-la_tarte_tatin_mangue_de_cyril_lignac.html#ixzz3ye4MjZuR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phie Lematre</meta:initial-creator>
    <meta:creation-date>2016-01-29T15:52:54.83</meta:creation-date>
    <meta:document-statistic meta:table-count="0" meta:image-count="1" meta:object-count="3" meta:page-count="2" meta:paragraph-count="8" meta:word-count="382" meta:character-count="2148"/>
    <dc:date>2016-01-29T15:53:07.09</dc:date>
    <dc:creator>Sophie Lematre</dc:creator>
    <meta:editing-duration>PT12S</meta:editing-duration>
    <meta:editing-cycles>1</meta:editing-cycles>
    <meta:generator>OpenOffice/4.1.1$Win32 OpenOffice.org_project/411m6$Build-9775</meta:generator>
  </office:meta>
</office:document-meta>
</file>